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C800000088F8BD2FD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254cm" fo:padding-bottom="0.254cm" fo:padding-left="0.25cm" fo:padding-right="0.25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857cm" svg:height="1.334cm" svg:x="1.27cm" svg:y="1.81cm">
          <text:p text:style-name="P1"><text:span text:style-name="T1">SolidMechanics -&gt; TensorMechanics mi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9.759cm" svg:x="1.27cm" svg:y="3.077cm">
          <text:list text:style-name="L2">
            <text:list-item>
              <text:p text:style-name="P1"><text:span text:style-name="T2">Working with Andy to move custom return map into userObjects</text:span></text:p>
              <text:list>
                <text:list-header>
                  <text:p text:style-name="P1"><text:span text:style-name="T2">-- J2 version written</text:span></text:p>
                  <text:list>
                    <text:list-header>
                      <text:p text:style-name="P1"><text:span text:style-name="T2">- Issues: hardening, consistent tangent operator</text:span></text:p>
                    </text:list-header>
                  </text:list>
                  <text:p text:style-name="P1"><text:span text:style-name="T2">-- Virtual version tests elastic, else runs nrStep</text:span></text:p>
                  <text:p text:style-name="P1"><text:span text:style-name="T2"/></text:p>
                </text:list-header>
              </text:list>
            </text:list-item>
            <text:list-item>
              <text:p text:style-name="P1"><text:span text:style-name="T2">Modifying CMPLS and TM Plastic userObjects to handle n internal parameters per model</text:span></text:p>
              <text:p text:style-name="P1"><text:span text:style-name="T2"/></text:p>
            </text:list-item>
            <text:list-item>
              <text:p text:style-name="P1"><text:span text:style-name="T2">My last group meeti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7.613cm" svg:height="0.978cm" svg:x="0.172cm" svg:y="0.159cm">
          <text:p text:style-name="P1"><text:span text:style-name="T3">Task/Milest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2" draw:layer="layout" svg:width="7.613cm" svg:height="0.978cm" svg:x="17.654cm" svg:y="0.159cm">
          <text:p text:style-name="P4"><text:span text:style-name="T3">Funding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ccccc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padding-top="0.254cm" fo:padding-bottom="0.254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b6d7a8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ff2cc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7cm" svg:height="1.74cm" svg:x="1.27cm" svg:y="1.60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7cm" svg:height="9.759cm" svg:x="1.27cm" svg:y="3.07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433cm" svg:height="1.385cm" svg:x="-0.018cm" svg:y="12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" draw:style-name="Mgr4" draw:text-style-name="MP3" draw:layer="backgroundobjects" svg:width="1.626cm" svg:height="1.105cm" svg:x="0.133cm" svg:y="13.113cm">
        <draw:image xlink:href="Pictures/10000200000000C800000088F8BD2FD2.png" xlink:type="simple" xlink:show="embed" xlink:actuate="onLoad">
          <text:p/>
        </draw:image>
      </draw:frame>
      <draw:custom-shape draw:name="CustomShape 2" draw:style-name="Mgr5" draw:text-style-name="MP5" draw:layer="backgroundobjects" svg:width="23.334cm" svg:height="0.673cm" svg:x="1.931cm" svg:y="13.395cm">
        <text:p text:style-name="MP4"><text:span text:style-name="MT2">Computational Microstructure Science Group, Fuels Modeling and Simulation Depart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3" draw:layer="backgroundobjects" svg:width="7.684cm" svg:height="1.034cm" svg:x="0.121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3" draw:layer="backgroundobjects" svg:width="7.684cm" svg:height="1.034cm" svg:x="17.583cm" svg:y="0.0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8" draw:text-style-name="MP3" draw:layer="backgroundobjects" svg:width="7.563cm" svg:height="1.034cm" svg:x="0.157cm" svg:y="0.1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3" draw:layer="backgroundobjects" svg:width="7.563cm" svg:height="0.974cm" svg:x="17.642cm" svg:y="0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22T11:04:20.621375222</dc:date>
    <dc:creator>Rachel Waxman</dc:creator>
    <meta:generator>LibreOffice/4.2.8.2$Linux_X86_64 LibreOffice_project/420m0$Build-2</meta:generator>
    <meta:editing-duration>PT9H26M53S</meta:editing-duration>
    <meta:editing-cycles>44</meta:editing-cycles>
    <meta:document-statistic meta:object-count="42"/>
  </office:meta>
</office:document-meta>
</file>